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ot list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Plot section</text:p>
          </table:table-cell>
          <table:table-cell table:style-name="Heading" office:value-type="string">
            <text:p>Plot event</text:p>
          </table:table-cell>
          <table:table-cell table:style-name="Heading" office:value-type="string">
            <text:p>Scene title</text:p>
          </table:table-cell>
          <table:table-cell table:style-name="Heading" office:value-type="string">
            <text:p>Detail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Words total</text:p>
          </table:table-cell>
          <table:table-cell table:style-name="Heading" office:value-type="string">
            <text:p>N/A</text:p>
          </table:table-cell>
          <table:table-cell table:style-name="Heading" office:value-type="string">
            <text:p>N/A</text:p>
          </table:table-cell>
          <table:table-cell table:style-name="Heading" office:value-type="string">
            <text:p>N/A</text:p>
          </table:table-cell>
          <table:table-cell table:style-name="Heading" office:value-type="string">
            <text:p>N/A</text:p>
          </table:table-cell>
          <table:table-cell table:style-name="Heading" table:number-columns-repeated="1003"/>
        </table:table-row>
        <table:table-row table:style-name="ro2">
          <table:table-cell office:value-type="string">
            <text:p>ChID:33</text:p>
          </table:table-cell>
          <table:table-cell office:value-type="string">
            <text:p>Act 1</text:p>
          </table:table-cell>
          <table:table-cell office:value-type="string">
     </table:table-cell>
          <table:table-cell office:value-type="string">
     </table:table-cell>
          <table:table-cell office:value-type="string">
            <text:p>The hero and his world.</text:p>
     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</table:table-row>
        <table:table-row table:style-name="ro2">
          <table:table-cell table:formula="of:=HYPERLINK(&quot;file:///C:/Users/Peter/Git/PyWriter/test/data/_plotlist/normal_manuscript.odt#ScID:1%7Cregion&quot;;&quot;ScID:1&quot;)" office:value-type="string" office:string-value="ScID:1">
            <text:p>ScID:1</text:p>
          </table:table-cell>
          <table:table-cell office:value-type="string">
     </table:table-cell>
          <table:table-cell office:value-type="string">
            <text:p>Exposition</text:p>
          </table:table-cell>
          <table:table-cell office:value-type="string">
            <text:p>Meet Hal, threatened by Vurdi</text:p>
          </table:table-cell>
          <table:table-cell office:value-type="string">
            <text:p>This is a note. Notice how the N icon shows up when there's a note attached to a scene.</text:p>
          </table:table-cell>
          <table:table-cell office:value-type="string">
            <text:p>1</text:p>
          </table:table-cell>
          <table:table-cell office:value-type="float" office:value="372">
            <text:p>372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2%7Cregion&quot;;&quot;ScID:2&quot;)" office:value-type="string" office:string-value="ScID:2">
            <text:p>ScID: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Jerling buys team. Discusses Seraph.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float" office:value="435">
            <text:p>435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3%7Cregion&quot;;&quot;ScID:3&quot;)" office:value-type="string" office:string-value="ScID:3">
            <text:p>ScID: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takes a call from Jerling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float" office:value="520">
            <text:p>520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4%7Cregion&quot;;&quot;ScID:4&quot;)" office:value-type="string" office:string-value="ScID:4">
            <text:p>ScID: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arrives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float" office:value="584">
            <text:p>584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5%7Cregion&quot;;&quot;ScID:5&quot;)" office:value-type="string" office:string-value="ScID:5">
            <text:p>ScID: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going to port control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float" office:value="756">
            <text:p>756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6%7Cregion&quot;;&quot;ScID:6&quot;)" office:value-type="string" office:string-value="ScID:6">
            <text:p>ScID: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checking computer for Incubots.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float" office:value="878">
            <text:p>87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7%7Cregion&quot;;&quot;ScID:7&quot;)" office:value-type="string" office:string-value="ScID:7">
            <text:p>ScID: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talking to the Portmaster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float" office:value="964">
            <text:p>964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8%7Cregion&quot;;&quot;ScID:8&quot;)" office:value-type="string" office:string-value="ScID:8">
            <text:p>ScID: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takes call from Hal. Calls Jerling. Fire.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float" office:value="1035">
            <text:p>1035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9%7Cregion&quot;;&quot;ScID:9&quot;)" office:value-type="string" office:string-value="ScID:9">
            <text:p>ScID: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calls, the landing field is on fire. Hal tells him to sit tight.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float" office:value="1187">
            <text:p>1187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0%7Cregion&quot;;&quot;ScID:10&quot;)" office:value-type="string" office:string-value="ScID:10">
            <text:p>ScID:10</text:p>
          </table:table-cell>
          <table:table-cell office:value-type="string">
     </table:table-cell>
          <table:table-cell office:value-type="string">
            <text:p>Pinch Point</text:p>
          </table:table-cell>
          <table:table-cell office:value-type="string">
            <text:p>Clunk fighting the fire, ends up face-down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2%7Cregion&quot;;&quot;ScID:12&quot;)" office:value-type="string" office:string-value="ScID:12">
            <text:p>ScID:1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gets to the ship and lifts off.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5%7Cregion&quot;;&quot;ScID:15&quot;)" office:value-type="string" office:string-value="ScID:15">
            <text:p>ScID:1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finds Clunk on rope, falls out after him.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7%7Cregion&quot;;&quot;ScID:17&quot;)" office:value-type="string" office:string-value="ScID:17">
            <text:p>ScID:1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imb up rope to safety. Back in ship for hyperspace.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office:value-type="string">
            <text:p>ChID:35</text:p>
          </table:table-cell>
          <table:table-cell office:value-type="string">
            <text:p>Act 2</text:p>
          </table:table-cell>
          <table:table-cell office:value-type="string">
     </table:table-cell>
          <table:table-cell office:value-type="string">
     </table:table-cell>
          <table:table-cell office:value-type="string">
            <text:p>Action!</text:p>
     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</table:table-row>
        <table:table-row table:style-name="ro2">
          <table:table-cell table:formula="of:=HYPERLINK(&quot;file:///C:/Users/Peter/Git/PyWriter/test/data/_plotlist/normal_manuscript.odt#ScID:19%7Cregion&quot;;&quot;ScID:19&quot;)" office:value-type="string" office:string-value="ScID:19">
            <text:p>ScID:1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In his office. Gordon OKs the deal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22%7Cregion&quot;;&quot;ScID:22&quot;)" office:value-type="string" office:string-value="ScID:22">
            <text:p>ScID:2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Exits the ship to meet Bevan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25%7Cregion&quot;;&quot;ScID:25&quot;)" office:value-type="string" office:string-value="ScID:25">
            <text:p>ScID:2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Getting food out. Frozen puddings.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27%7Cregion&quot;;&quot;ScID:27&quot;)" office:value-type="string" office:string-value="ScID:27">
            <text:p>ScID:2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Says goodbye to Clunk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29%7Cregion&quot;;&quot;ScID:29&quot;)" office:value-type="string" office:string-value="ScID:29">
            <text:p>ScID:2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depressed. No escape from here.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31%7Cregion&quot;;&quot;ScID:31&quot;)" office:value-type="string" office:string-value="ScID:31">
            <text:p>ScID:3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Lighten the ship. Preparing for liftoff.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34%7Cregion&quot;;&quot;ScID:34&quot;)" office:value-type="string" office:string-value="ScID:34">
            <text:p>ScID:3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awaiting Hal. They take a call from their spy, intercept is at the orbiter.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38%7Cregion&quot;;&quot;ScID:38&quot;)" office:value-type="string" office:string-value="ScID:38">
            <text:p>ScID:38</text:p>
          </table:table-cell>
          <table:table-cell office:value-type="string">
     </table:table-cell>
          <table:table-cell office:value-type="string">
            <text:p>Plot Point</text:p>
          </table:table-cell>
          <table:table-cell office:value-type="string">
            <text:p>Karl waiting impatiently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40%7Cregion&quot;;&quot;ScID:40&quot;)" office:value-type="string" office:string-value="ScID:40">
            <text:p>ScID:40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confused about 'Chunk'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43%7Cregion&quot;;&quot;ScID:43&quot;)" office:value-type="string" office:string-value="ScID:43">
            <text:p>ScID:4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slips out the back.</text:p>
          </table:table-cell>
          <table:table-cell office:value-type="string">
            <text:p/>
          </table:table-cell>
          <table:table-cell office:value-type="string">
            <text:p>2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45%7Cregion&quot;;&quot;ScID:45&quot;)" office:value-type="string" office:string-value="ScID:45">
            <text:p>ScID:4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waiting.</text:p>
          </table:table-cell>
          <table:table-cell office:value-type="string">
            <text:p/>
          </table:table-cell>
          <table:table-cell office:value-type="string">
            <text:p>2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47%7Cregion&quot;;&quot;ScID:47&quot;)" office:value-type="string" office:string-value="ScID:47">
            <text:p>ScID:4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in orbit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49%7Cregion&quot;;&quot;ScID:49&quot;)" office:value-type="string" office:string-value="ScID:49">
            <text:p>ScID:4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uses cylinder</text:p>
          </table:table-cell>
          <table:table-cell office:value-type="string">
            <text:p/>
          </table:table-cell>
          <table:table-cell office:value-type="string">
            <text:p>2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51%7Cregion&quot;;&quot;ScID:51&quot;)" office:value-type="string" office:string-value="ScID:51">
            <text:p>ScID:5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Terry places the 'bomb'</text:p>
          </table:table-cell>
          <table:table-cell office:value-type="string">
            <text:p/>
          </table:table-cell>
          <table:table-cell office:value-type="string">
            <text:p>2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53%7Cregion&quot;;&quot;ScID:53&quot;)" office:value-type="string" office:string-value="ScID:53">
            <text:p>ScID:5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buys food</text:p>
          </table:table-cell>
          <table:table-cell office:value-type="string">
            <text:p/>
          </table:table-cell>
          <table:table-cell office:value-type="string">
            <text:p>2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55%7Cregion&quot;;&quot;ScID:55&quot;)" office:value-type="string" office:string-value="ScID:55">
            <text:p>ScID:5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leaves a note, takes Clunk.</text:p>
          </table:table-cell>
          <table:table-cell office:value-type="string">
            <text:p/>
          </table:table-cell>
          <table:table-cell office:value-type="string">
            <text:p>2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57%7Cregion&quot;;&quot;ScID:57&quot;)" office:value-type="string" office:string-value="ScID:57">
            <text:p>ScID:5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bout to hyperspace.</text:p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60%7Cregion&quot;;&quot;ScID:60&quot;)" office:value-type="string" office:string-value="ScID:60">
            <text:p>ScID:60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gets real Jerling's call. Has to get cargo and robot back.</text:p>
          </table:table-cell>
          <table:table-cell office:value-type="string">
            <text:p/>
          </table:table-cell>
          <table:table-cell office:value-type="string">
            <text:p>3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62%7Cregion&quot;;&quot;ScID:62&quot;)" office:value-type="string" office:string-value="ScID:62">
            <text:p>ScID:6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sets course for Forg.</text:p>
          </table:table-cell>
          <table:table-cell office:value-type="string">
            <text:p/>
          </table:table-cell>
          <table:table-cell office:value-type="string">
            <text:p>3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64%7Cregion&quot;;&quot;ScID:64&quot;)" office:value-type="string" office:string-value="ScID:64">
            <text:p>ScID:6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Land on Forg, in rubbish.</text:p>
          </table:table-cell>
          <table:table-cell office:value-type="string">
            <text:p/>
          </table:table-cell>
          <table:table-cell office:value-type="string">
            <text:p>3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66%7Cregion&quot;;&quot;ScID:66&quot;)" office:value-type="string" office:string-value="ScID:66">
            <text:p>ScID:6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rents a car in Jerling's name and heads towards Forgberg and the Casino.</text:p>
          </table:table-cell>
          <table:table-cell office:value-type="string">
            <text:p/>
          </table:table-cell>
          <table:table-cell office:value-type="string">
            <text:p>3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68%7Cregion&quot;;&quot;ScID:68&quot;)" office:value-type="string" office:string-value="ScID:68">
            <text:p>ScID:6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fter almost running Clunk down. Picks him up.</text:p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71%7Cregion&quot;;&quot;ScID:71&quot;)" office:value-type="string" office:string-value="ScID:71">
            <text:p>ScID:7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Find car, go to find clothes.</text:p>
          </table:table-cell>
          <table:table-cell office:value-type="string">
            <text:p/>
          </table:table-cell>
          <table:table-cell office:value-type="string">
            <text:p>3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74%7Cregion&quot;;&quot;ScID:74&quot;)" office:value-type="string" office:string-value="ScID:74">
            <text:p>ScID:7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sells Clunk</text:p>
          </table:table-cell>
          <table:table-cell office:value-type="string">
            <text:p/>
          </table:table-cell>
          <table:table-cell office:value-type="string">
            <text:p>3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77%7Cregion&quot;;&quot;ScID:77&quot;)" office:value-type="string" office:string-value="ScID:77">
            <text:p>ScID:77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nnoyed at Clunk for buying only the best.</text:p>
          </table:table-cell>
          <table:table-cell office:value-type="string">
            <text:p/>
          </table:table-cell>
          <table:table-cell office:value-type="string">
            <text:p>3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79%7Cregion&quot;;&quot;ScID:79&quot;)" office:value-type="string" office:string-value="ScID:79">
            <text:p>ScID:7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gambling. Fight with human couple.</text:p>
          </table:table-cell>
          <table:table-cell office:value-type="string">
            <text:p/>
          </table:table-cell>
          <table:table-cell office:value-type="string">
            <text:p>3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81%7Cregion&quot;;&quot;ScID:81&quot;)" office:value-type="string" office:string-value="ScID:81">
            <text:p>ScID:8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Sitting on the steps, battered and bruised. Limo arrives for Karl.</text:p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office:value-type="string">
            <text:p>ChID:36</text:p>
          </table:table-cell>
          <table:table-cell office:value-type="string">
            <text:p>Act 3</text:p>
          </table:table-cell>
          <table:table-cell office:value-type="string">
     </table:table-cell>
          <table:table-cell office:value-type="string">
     </table:table-cell>
          <table:table-cell office:value-type="string">
            <text:p>Solution.</text:p>
     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  <table:table-cell office:value-type="string">
     </table:table-cell>
        </table:table-row>
        <table:table-row table:style-name="ro2">
          <table:table-cell table:formula="of:=HYPERLINK(&quot;file:///C:/Users/Peter/Git/PyWriter/test/data/_plotlist/normal_manuscript.odt#ScID:84%7Cregion&quot;;&quot;ScID:84&quot;)" office:value-type="string" office:string-value="ScID:84">
            <text:p>ScID:8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travelling on the back of Karl's limo</text:p>
          </table:table-cell>
          <table:table-cell office:value-type="string">
            <text:p/>
          </table:table-cell>
          <table:table-cell office:value-type="string">
            <text:p>4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86%7Cregion&quot;;&quot;ScID:86&quot;)" office:value-type="string" office:string-value="ScID:86">
            <text:p>ScID:8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sees Hal catching up again. Limo stops.</text:p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89%7Cregion&quot;;&quot;ScID:89&quot;)" office:value-type="string" office:string-value="ScID:89">
            <text:p>ScID:8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uploads the Navcom into the ship.</text:p>
          </table:table-cell>
          <table:table-cell office:value-type="string">
            <text:p/>
          </table:table-cell>
          <table:table-cell office:value-type="string">
            <text:p>4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92%7Cregion&quot;;&quot;ScID:92&quot;)" office:value-type="string" office:string-value="ScID:92">
            <text:p>ScID:9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The shop robots want Clunk to escape with them. Mention Hal's capture.</text:p>
          </table:table-cell>
          <table:table-cell office:value-type="string">
            <text:p/>
          </table:table-cell>
          <table:table-cell office:value-type="string">
            <text:p>4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94%7Cregion&quot;;&quot;ScID:94&quot;)" office:value-type="string" office:string-value="ScID:94">
            <text:p>ScID:9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steals armoured car, drives it into the house.</text:p>
          </table:table-cell>
          <table:table-cell office:value-type="string">
            <text:p/>
          </table:table-cell>
          <table:table-cell office:value-type="string">
            <text:p>4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96%7Cregion&quot;;&quot;ScID:96&quot;)" office:value-type="string" office:string-value="ScID:96">
            <text:p>ScID:9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take the limo</text:p>
          </table:table-cell>
          <table:table-cell office:value-type="string">
            <text:p/>
          </table:table-cell>
          <table:table-cell office:value-type="string">
            <text:p>4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98%7Cregion&quot;;&quot;ScID:98&quot;)" office:value-type="string" office:string-value="ScID:98">
            <text:p>ScID:9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and Terry overtake and head for Spaceport. Looking for Volante.</text:p>
          </table:table-cell>
          <table:table-cell office:value-type="string">
            <text:p/>
          </table:table-cell>
          <table:table-cell office:value-type="string">
            <text:p>47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01%7Cregion&quot;;&quot;ScID:101&quot;)" office:value-type="string" office:string-value="ScID:101">
            <text:p>ScID:101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and Clunk fleeing in Gull</text:p>
          </table:table-cell>
          <table:table-cell office:value-type="string">
            <text:p/>
          </table:table-cell>
          <table:table-cell office:value-type="string">
            <text:p>48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03%7Cregion&quot;;&quot;ScID:103&quot;)" office:value-type="string" office:string-value="ScID:103">
            <text:p>ScID:103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wants to throw stuff at the flyer</text:p>
          </table:table-cell>
          <table:table-cell office:value-type="string">
            <text:p/>
          </table:table-cell>
          <table:table-cell office:value-type="string">
            <text:p>49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05%7Cregion&quot;;&quot;ScID:105&quot;)" office:value-type="string" office:string-value="ScID:105">
            <text:p>ScID:105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fetches the puddings.</text:p>
          </table:table-cell>
          <table:table-cell office:value-type="string">
            <text:p/>
          </table:table-cell>
          <table:table-cell office:value-type="string">
            <text:p>50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08%7Cregion&quot;;&quot;ScID:108&quot;)" office:value-type="string" office:string-value="ScID:108">
            <text:p>ScID:108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yells at Jerling, then cargo arrives on truck.</text:p>
          </table:table-cell>
          <table:table-cell office:value-type="string">
            <text:p/>
          </table:table-cell>
          <table:table-cell office:value-type="string">
            <text:p>51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10%7Cregion&quot;;&quot;ScID:110&quot;)" office:value-type="string" office:string-value="ScID:110">
            <text:p>ScID:110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Clunk outside, depressed.</text:p>
          </table:table-cell>
          <table:table-cell office:value-type="string">
            <text:p/>
          </table:table-cell>
          <table:table-cell office:value-type="string">
            <text:p>52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12%7Cregion&quot;;&quot;ScID:112&quot;)" office:value-type="string" office:string-value="ScID:112">
            <text:p>ScID:112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Karl bursts in, armed.</text:p>
          </table:table-cell>
          <table:table-cell office:value-type="string">
            <text:p/>
          </table:table-cell>
          <table:table-cell office:value-type="string">
            <text:p>53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14%7Cregion&quot;;&quot;ScID:114&quot;)" office:value-type="string" office:string-value="ScID:114">
            <text:p>ScID:114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Terry ties Hal in hold, leaves back doors open.</text:p>
          </table:table-cell>
          <table:table-cell office:value-type="string">
            <text:p/>
          </table:table-cell>
          <table:table-cell office:value-type="string">
            <text:p>54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16%7Cregion&quot;;&quot;ScID:116&quot;)" office:value-type="string" office:string-value="ScID:116">
            <text:p>ScID:116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Hal dodges Brutus, escapes the hold.</text:p>
          </table:table-cell>
          <table:table-cell office:value-type="string">
            <text:p/>
          </table:table-cell>
          <table:table-cell office:value-type="string">
            <text:p>55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  <table:table-row table:style-name="ro2">
          <table:table-cell table:formula="of:=HYPERLINK(&quot;file:///C:/Users/Peter/Git/PyWriter/test/data/_plotlist/normal_manuscript.odt#ScID:119%7Cregion&quot;;&quot;ScID:119&quot;)" office:value-type="string" office:string-value="ScID:119">
            <text:p>ScID:119</text:p>
          </table:table-cell>
          <table:table-cell office:value-type="string">
     </table:table-cell>
          <table:table-cell office:value-type="string">
            <text:p/>
          </table:table-cell>
          <table:table-cell office:value-type="string">
            <text:p>Black Gull hyperspaces to oblivion</text:p>
          </table:table-cell>
          <table:table-cell office:value-type="string">
            <text:p/>
          </table:table-cell>
          <table:table-cell office:value-type="string">
            <text:p>56</text:p>
          </table:table-cell>
          <table:table-cell office:value-type="float" office:value="1218">
            <text:p>1218</text:p>
          </table:table-cell>
          <table:table-cell office:value-type="string">

     </table:table-cell>
          <table:table-cell office:value-type="string">

     </table:table-cell>
          <table:table-cell office:value-type="string">

     </table:table-cell>
          <table:table-cell office:value-type="string">

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.03.2021</text:date>, <text:time>15:3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9-16T21:04:46Z</meta:creation-date>
    <dc:date/>
  </office:meta>
</office:document-meta>
</file>